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3.86291666666667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5.794375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erac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_operacion</text:p>
          </table:table-cell>
          <table:table-cell office:value-type="string" table:style-name="ce2">
            <text:p>cant_producto</text:p>
          </table:table-cell>
          <table:table-cell office:value-type="string" table:style-name="ce2">
            <text:p>producto_id_producto</text:p>
          </table:table-cell>
          <table:table-cell office:value-type="string" table:style-name="ce2">
            <text:p>venta_id_venta</text:p>
          </table:table-cell>
          <table:table-cell office:value-type="string" table:style-name="ce2">
            <text:p>tipo_operacion_id_tipoOperacion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2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2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2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2">
            <text:p>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2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2">
            <text:p>15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2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2">
            <text:p>15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2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2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2">
            <text:p>20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2">
            <text:p>30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2">
            <text:p>30</text:p>
          </table:table-cell>
          <table:table-cell office:value-type="float" office:value="13" table:style-name="ce3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2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2">
            <text:p>30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2">
            <text:p>30</text:p>
          </table:table-cell>
          <table:table-cell office:value-type="float" office:value="18" table:style-name="ce3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2">
            <text:p>30</text:p>
          </table:table-cell>
          <table:table-cell office:value-type="float" office:value="19" table:style-name="ce3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1">
          <table:table-cell table:style-name="ce5"/>
          <table:table-cell office:value-type="float" office:value="30" table:style-name="ce2">
            <text:p>30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3:14:21Z</meta:creation-date>
    <dc:date>2021-06-23T02:55:24Z</dc:date>
  </office:meta>
</office:document-meta>
</file>